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Tahoma" svg:font-family="Tahoma"/>
    <style:font-face style:name="Lucida Sans Unicode" svg:font-family="'Lucida Sans Unicode'" style:font-pitch="variable"/>
    <style:font-face style:name="Mukti Narrow" svg:font-family="'Mukti Narrow'"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style:font-name="Arial" fo:font-size="10pt" fo:language="en" fo:country="US" style:text-underline-style="solid" style:text-underline-width="auto" style:text-underline-color="font-color" fo:font-weight="bold" style:font-name-asian="Lucida Sans Unicode" style:font-size-asian="10pt" style:language-asian="en" style:country-asian="US" style:font-weight-asian="bold" style:font-name-complex="Tahoma1" style:font-size-complex="10pt" style:language-complex="en" style:country-complex="US" style:font-weight-complex="bold"/>
    </style:style>
    <style:style style:name="P2" style:family="paragraph" style:parent-style-name="Standard">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3" style:family="paragraph" style:parent-style-name="Standard">
      <style:paragraph-properties fo:text-align="justify" style:justify-single-word="false"/>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4" style:family="paragraph" style:parent-style-name="Standard" style:list-style-name="WW8Num1">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5" style:family="paragraph" style:parent-style-name="Standard" style:list-style-name="WW8Num9">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6" style:family="paragraph" style:parent-style-name="Standard" style:list-style-name="WW8Num3">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7" style:family="paragraph" style:parent-style-name="Standard" style:list-style-name="WW8Num4">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8" style:family="paragraph" style:parent-style-name="Standard" style:list-style-name="WW8Num6">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9" style:family="paragraph" style:parent-style-name="Standard" style:list-style-name="WW8Num7">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0" style:family="paragraph" style:parent-style-name="Standard" style:list-style-name="WW8Num8">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1" style:family="paragraph" style:parent-style-name="Standard">
      <style:text-properties style:use-window-font-color="true" style:font-name="Arial" fo:font-size="10pt" fo:language="en" fo:country="US" style:text-underline-style="none" fo:font-weight="bold" style:font-name-asian="Lucida Sans Unicode" style:font-size-asian="10pt" style:language-asian="en" style:country-asian="US" style:font-weight-asian="bold" style:font-name-complex="Tahoma1" style:font-size-complex="10pt" style:language-complex="en" style:country-complex="US" style:font-weight-complex="bold"/>
    </style:style>
    <style:style style:name="P12" style:family="paragraph" style:parent-style-name="Standard">
      <style:text-properties style:use-window-font-color="true" style:font-name="Arial" fo:font-size="10pt" fo:language="en" fo:country="US" fo:font-weight="bold" style:font-name-asian="Lucida Sans Unicode" style:font-size-asian="10pt" style:language-asian="en" style:country-asian="US" style:font-weight-asian="bold" style:font-name-complex="Tahoma1" style:font-size-complex="10pt" style:language-complex="en" style:country-complex="US" style:font-weight-complex="bold"/>
    </style:style>
    <style:style style:name="P13" style:family="paragraph" style:parent-style-name="Standard">
      <style:text-properties style:use-window-font-color="true" style:font-name="Arial" fo:font-size="10pt" fo:language="en" fo:country="US" style:font-name-asian="Lucida Sans Unicode" style:font-size-asian="10pt" style:language-asian="en" style:country-asian="US" style:font-name-complex="Tahoma1" style:font-size-complex="10pt" style:language-complex="en" style:country-complex="US"/>
    </style:style>
    <style:style style:name="P14" style:family="paragraph" style:parent-style-name="Standard" style:list-style-name="WW8Num1">
      <style:paragraph-properties>
        <style:tab-stops>
          <style:tab-stop style:position="0.5in"/>
        </style:tab-stops>
      </style:paragraph-properties>
      <style:text-properties style:use-window-font-color="true" style:font-name="Arial" fo:font-size="10pt" fo:language="en" fo:country="US" style:font-name-asian="Lucida Sans Unicode" style:font-size-asian="10pt" style:language-asian="en" style:country-asian="US" style:font-name-complex="Tahoma1" style:font-size-complex="10pt" style:language-complex="en" style:country-complex="US"/>
    </style:style>
    <style:style style:name="P15" style:family="paragraph" style:parent-style-name="Standard">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6" style:family="paragraph" style:parent-style-name="Standard" style:list-style-name="WW8Num9">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7" style:family="paragraph" style:parent-style-name="Standard" style:list-style-name="WW8Num4">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8" style:family="paragraph" style:parent-style-name="Standard" style:list-style-name="WW8Num6">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19" style:family="paragraph" style:parent-style-name="Standard" style:list-style-name="WW8Num7">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0" style:family="paragraph" style:parent-style-name="Standard" style:list-style-name="WW8Num8">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1" style:family="paragraph" style:parent-style-name="Standard">
      <style:text-properties style:use-window-font-color="true" style:font-name="Arial" fo:font-size="14pt" fo:language="en" fo:country="US" fo:font-weight="bold" style:font-name-asian="Lucida Sans Unicode" style:font-size-asian="14pt" style:language-asian="en" style:country-asian="US" style:font-weight-asian="bold" style:font-name-complex="Tahoma1" style:font-size-complex="14pt" style:language-complex="en" style:country-complex="US" style:font-weight-complex="bold"/>
    </style:style>
    <style:style style:name="P22" style:family="paragraph" style:parent-style-name="Standard">
      <style:paragraph-properties fo:margin-left="0.5in" fo:margin-right="0in" fo:text-indent="0in" style:auto-text-indent="false"/>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3" style:family="paragraph" style:parent-style-name="Standard" style:master-page-name="Standard">
      <style:paragraph-properties style:page-number="auto"/>
      <style:text-properties style:use-window-font-color="true" style:font-name="Arial" fo:font-size="10pt" fo:language="en" fo:country="US" style:text-underline-style="solid" style:text-underline-width="auto" style:text-underline-color="font-color" fo:font-weight="bold" style:font-name-asian="Lucida Sans Unicode" style:font-size-asian="10pt" style:language-asian="en" style:country-asian="US" style:font-weight-asian="bold" style:font-name-complex="Tahoma1" style:font-size-complex="10pt" style:language-complex="en" style:country-complex="US" style:font-weight-complex="bold"/>
    </style:style>
    <style:style style:name="P24" style:family="paragraph" style:parent-style-name="Table_20_Contents">
      <style:text-properties style:use-window-font-color="true" style:font-name="Arial" fo:font-size="10pt" fo:language="en" fo:country="US" fo:font-weight="bold" style:font-name-asian="Lucida Sans Unicode" style:font-size-asian="10pt" style:language-asian="en" style:country-asian="US" style:font-weight-asian="bold" style:font-name-complex="Tahoma1" style:font-size-complex="10pt" style:language-complex="en" style:country-complex="US" style:font-weight-complex="bold"/>
    </style:style>
    <style:style style:name="P25" style:family="paragraph" style:parent-style-name="Table_20_Content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6" style:family="paragraph" style:parent-style-name="Table_20_Contents" style:list-style-name="WW8Num9">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7" style:family="paragraph" style:parent-style-name="Table_20_Contents" style:list-style-name="WW8Num5">
      <style:paragraph-properties>
        <style:tab-stops>
          <style:tab-stop style:position="0.5in"/>
        </style:tab-stops>
      </style:paragraph-properties>
      <style:text-properties style:use-window-font-color="true" style:font-name="Arial" fo:font-size="10pt" fo:language="en" fo:country="US"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8" style:family="paragraph" style:parent-style-name="Table_20_Content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29" style:family="paragraph" style:parent-style-name="Table_20_Contents" style:list-style-name="WW8Num2">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30" style:family="paragraph" style:parent-style-name="Table_20_Contents" style:list-style-name="WW8Num5">
      <style:paragraph-properties>
        <style:tab-stops>
          <style:tab-stop style:position="0.5in"/>
        </style:tab-stops>
      </style:paragraph-properties>
      <style:text-properties style:use-window-font-color="true" style:font-name="Arial" fo:font-size="10pt" fo:language="en" fo:country="US" style:text-underline-style="none" fo:font-weight="normal"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P31" style:family="paragraph" style:parent-style-name="Footer">
      <style:paragraph-properties fo:text-align="end" style:justify-single-word="false"/>
      <style:text-properties style:font-name="Mukti Narrow" fo:font-size="9pt" style:font-size-asian="9pt" style:font-size-complex="9pt"/>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style:text-underline-style="none" fo:font-weight="normal" style:font-size-asian="10pt" style:font-weight-asian="normal" style:font-size-complex="10pt" style:font-weight-complex="normal"/>
    </style:style>
    <style:style style:name="T4" style:family="text">
      <style:text-properties style:font-name="Arial"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QUAULIFICATIONS<text:tab/><text:tab/><text:tab/><text:tab/><text:tab/><text:tab/><text:tab/><text:tab/><text:tab/><text:tab/><text:tab/><text:tab/></text:p>
      <text:p text:style-name="P3"/>
      <text:p text:style-name="P3">I am well versed in many types of information and communication technologies and their application to business, education, social enterprises and community groups. With my Bachelors of Science in Information Systems and Technology Management (ISTM) I developed keen sense of project development and systems analysis in order to come up with viable, efficient and sustainable solutions to a variety of problems in a variety of environments. I have a great deal of experience working with diverse and global teams to solve problems, take advantage of new opportunities and improve lives by effectively designing and managing the implementation of information and communication technologies.</text:p>
      <text:p text:style-name="P2"/>
      <text:p text:style-name="P1">EDUCATION<text:tab/><text:tab/><text:tab/><text:tab/><text:tab/><text:tab/><text:tab/><text:tab/><text:tab/><text:tab/><text:tab/><text:tab/><text:tab/></text:p>
      <text:p text:style-name="P2"/>
      <text:p text:style-name="P12">B.S. Information Systems &amp; Technology Management</text:p>
      <text:p text:style-name="P13">University of California Santa Cruz<text:tab/><text:tab/><text:tab/><text:tab/><text:tab/><text:tab/><text:tab/>2005</text:p>
      <text:list text:style-name="WW8Num1">
        <text:list-item>
          <text:p text:style-name="P14">College Nine Leadership Certificate</text:p>
        </text:list-item>
        <text:list-item>
          <text:p text:style-name="P4">University Leadership Program</text:p>
        </text:list-item>
      </text:list>
      <text:p text:style-name="P1"/>
      <text:p text:style-name="P1">PROFESSIONAL WORK EXPERIENCE<text:tab/><text:tab/><text:tab/><text:tab/><text:tab/><text:tab/><text:tab/><text:tab/><text:tab/></text:p>
      <text:p text:style-name="P2"/>
      <text:p text:style-name="P24">Curriculum Consultant / Instructor</text:p>
      <text:p text:style-name="P25">Progressive Technology Project<text:tab/><text:tab/><text:tab/><text:tab/><text:tab/><text:tab/><text:tab/><text:tab/>2006 – Present </text:p>
      <text:p text:style-name="P25">Community Organizing and Technology Institute / Community Organizing TechCamp</text:p>
      <text:p text:style-name="P25">Santa Cruz, CA – Minneapolis, MN</text:p>
      <text:list text:style-name="WW8Num2">
        <text:list-item>
          <text:p text:style-name="P29">Planned and developed curriculum around the strategic use of technology for community-led organizing.</text:p>
        </text:list-item>
        <text:list-item>
          <text:p text:style-name="P29">Instructed groups of community organizers in technology/computer skills, systems planning, and technology strategy.</text:p>
        </text:list-item>
        <text:list-item>
          <text:p text:style-name="P29">Carried out conference planning and logistics to arrange food, housing, and travel for large groups of community organizers.</text:p>
        </text:list-item>
      </text:list>
      <text:p text:style-name="P2"/>
      <text:p text:style-name="P24">Associate Director for Programs and Instruction / Junior Research Specialist</text:p>
      <text:p text:style-name="P25">Global Information Internship Program<text:tab/><text:tab/><text:tab/><text:tab/><text:tab/><text:tab/><text:tab/>2005 – Present </text:p>
      <text:p text:style-name="P25">Center for Global, International, and Regional Studies </text:p>
      <text:p text:style-name="P25">University of California Santa Cruz</text:p>
      <text:list text:style-name="WW8Num9">
        <text:list-item>
          <text:p text:style-name="P26">Managed the development of projects and partnerships with local and international civil society groups.</text:p>
        </text:list-item>
        <text:list-item>
          <text:p text:style-name="P26">Developed and instructed a series of courses to train up-and-coming “info-activists” in leadership and analytical skills, project management, grant writing and a wide range of communication and information technologies.</text:p>
        </text:list-item>
        <text:list-item>
          <text:p text:style-name="P16">Contributed to the development of grants for organizational and project-specific funding. </text:p>
        </text:list-item>
        <text:list-item>
          <text:p text:style-name="P5">Managed the development and implementation of organizational planning tools for content management, publicity, project management and course planning and management.</text:p>
        </text:list-item>
        <text:list-item>
          <text:p text:style-name="P5">Taught technology labs on computer hardware, open source software, and the Linux operating system.</text:p>
        </text:list-item>
        <text:list-item>
          <text:p text:style-name="P5">Developed information systems for civil society partners Center for Multicultural Cooperation, International Health Programs, Institute for International Education and the Packard Foundation.</text:p>
        </text:list-item>
      </text:list>
      <text:p text:style-name="P2"/>
      <text:p text:style-name="P11">Bonner-Americorps Member</text:p>
      <text:p text:style-name="P2">University of California Santa Cruz<text:tab/><text:tab/><text:tab/><text:tab/><text:tab/><text:tab/><text:tab/>2004 – 2005</text:p>
      <text:list text:style-name="WW8Num3">
        <text:list-item>
          <text:p text:style-name="P6">Completed 300 hours of community service working with latino/latina youth from alternative education programs on computer literacy and digital media.</text:p>
        </text:list-item>
      </text:list>
      <text:p text:style-name="P2"/>
      <text:p text:style-name="P12">Web Developer</text:p>
      <text:p text:style-name="P15">Faculty Instructional Technology Center<text:tab/><text:tab/><text:tab/><text:tab/><text:tab/><text:tab/><text:tab/>2004 – 2005 </text:p>
      <text:p text:style-name="P25"><text:soft-page-break/>University of California Santa Cruz</text:p>
      <text:list text:style-name="WW8Num4">
        <text:list-item>
          <text:p text:style-name="P17">Developed and managed a number of projects to improve instruction and communication using web-based systems.</text:p>
        </text:list-item>
        <text:list-item>
          <text:p text:style-name="P17">Implemented a content management system for many of the academic departments</text:p>
        </text:list-item>
        <text:list-item>
          <text:p text:style-name="P17">Worked extensively on several projects involving streaming audio/video for course content and lecture distribution.</text:p>
        </text:list-item>
        <text:list-item>
          <text:p text:style-name="P17">Set up and managed courses using WebCT.</text:p>
        </text:list-item>
        <text:list-item>
          <text:p text:style-name="P7">Set up and designed a larger number of custom sites for courses and professors.</text:p>
        </text:list-item>
        <text:list-item>
          <text:p text:style-name="P7">Student Employee Recognition Award Program Recipient</text:p>
        </text:list-item>
      </text:list>
      <text:p text:style-name="P2"/>
      <text:p text:style-name="P12">Coordinator</text:p>
      <text:p text:style-name="P25">Global Information Internship Program<text:tab/><text:tab/><text:tab/><text:tab/><text:tab/><text:tab/><text:tab/>2003 – 2005 </text:p>
      <text:p text:style-name="P25">Center for Global, International, and Regional Studies </text:p>
      <text:p text:style-name="P25">University of California Santa Cruz</text:p>
      <text:list text:style-name="WW8Num5">
        <text:list-item>
          <text:p text:style-name="P27">Assisted in project and internship planning.</text:p>
        </text:list-item>
        <text:list-item>
          <text:p text:style-name="P27">Provided technical support and training for interns.</text:p>
        </text:list-item>
        <text:list-item>
          <text:p text:style-name="P27">Instructed several courses in the areas of project management and planning, database design, digital video, web design, open source web applications, networking and computer hardware.</text:p>
        </text:list-item>
        <text:list-item>
          <text:p text:style-name="P27">Coordinated technical workshops for local and international civil society groups.</text:p>
        </text:list-item>
        <text:list-item>
          <text:p text:style-name="P27">Traveled to Ghana and Nigeria <text:s/>to research the impact of ICTs on civil society groups in the region and develop regional partnerships.</text:p>
        </text:list-item>
        <text:list-item>
          <text:p text:style-name="P27">Worked with International Health Programs to train doctors and health professionals from developing countries in the effective use of computers and the Internet.</text:p>
        </text:list-item>
        <text:list-item>
          <text:p text:style-name="P27">Designed and help acquire funding (~$15K from SBC) for the Multimedia 4 Youth after-school program, working with the COE, CareerWorks and others on the Sueños collaboration.</text:p>
        </text:list-item>
        <text:list-item>
          <text:p text:style-name="P30">Developed a partnership with Apple Inc. to acquire support and equipment.</text:p>
        </text:list-item>
      </text:list>
      <text:p text:style-name="P28"/>
      <text:p text:style-name="Standard"><text:span text:style-name="T1">Technical and Instructional Intern</text:span><text:span text:style-name="T2"> </text:span></text:p>
      <text:p text:style-name="P15">Barrios Unidos (Santa Cruz, CA)<text:tab/><text:tab/><text:tab/><text:tab/><text:tab/><text:tab/><text:tab/>2003 – 2005</text:p>
      <text:list text:style-name="WW8Num6">
        <text:list-item>
          <text:p text:style-name="P18">Redesigned and rebuilt the organization's website, adding support for web-based communication and e-commerce.</text:p>
        </text:list-item>
        <text:list-item>
          <text:p text:style-name="P18">Assisted in writing a number of grants to provide support for programs and the organization as a whole. </text:p>
        </text:list-item>
        <text:list-item>
          <text:p text:style-name="P8">Instructed multimedia after-school programs MM4Y and Sueños.</text:p>
        </text:list-item>
      </text:list>
      <text:p text:style-name="P22"/>
      <text:p text:style-name="P12">IT Consultant</text:p>
      <text:p text:style-name="P15">Baobab for Women's Human Rights (Lagos, Nigeria)<text:tab/><text:tab/><text:tab/><text:tab/><text:tab/>2003</text:p>
      <text:list text:style-name="WW8Num7">
        <text:list-item>
          <text:p text:style-name="P19">Provided support in the upgrade of computers.</text:p>
        </text:list-item>
        <text:list-item>
          <text:p text:style-name="P19">Installed and configured a local area network and set up an office email server.</text:p>
        </text:list-item>
        <text:list-item>
          <text:p text:style-name="P19">Designed and implemented a new website.</text:p>
        </text:list-item>
        <text:list-item>
          <text:p text:style-name="P9">Instructed workshops for staff in website maintenance, computer and troubleshooting.</text:p>
        </text:list-item>
      </text:list>
      <text:p text:style-name="P2"/>
      <text:p text:style-name="P12">Engineering Intern</text:p>
      <text:p text:style-name="P15">Unified Communications (Accra, Ghana)<text:tab/><text:tab/><text:tab/><text:tab/><text:tab/><text:tab/>2003</text:p>
      <text:list text:style-name="WW8Num8">
        <text:list-item>
          <text:p text:style-name="P20">Designed, installed, and configured a LAN for new clients.</text:p>
        </text:list-item>
        <text:list-item>
          <text:p text:style-name="P20">Redesigned a client databases to ensure higher security and efficiency. </text:p>
        </text:list-item>
        <text:list-item>
          <text:p text:style-name="P20">Set up web and email servers.</text:p>
        </text:list-item>
        <text:list-item>
          <text:p text:style-name="P10">Gained experience in the installation and configuration of wireless bridges for broadband Internet ac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Tahoma" svg:font-family="Tahoma"/>
    <style:font-face style:name="Lucida Sans Unicode" svg:font-family="'Lucida Sans Unicode'" style:font-pitch="variable"/>
    <style:font-face style:name="Mukti Narrow" svg:font-family="'Mukti Narrow'"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style:font-name="Times New Roman" fo:font-size="24pt" fo:font-weight="bold" style:font-name-asian="Lucida Sans Unicode" style:font-size-asian="24pt" style:font-weight-asian="bold" style:font-name-complex="Tahoma1"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 fo:font-size="9pt" style:font-size-asian="9pt" style:font-name-complex="StarSymbol1" style:font-size-complex="9pt"/>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 fo:font-size="9pt" style:font-size-asian="9pt" style:font-name-complex="StarSymbol1" style:font-size-complex="9pt"/>
    </style:style>
    <style:style style:name="WW8Num4z0" style:family="text">
      <style:text-properties style:font-name="Wingdings"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4z2" style:family="text">
      <style:text-properties style:font-name="StarSymbol" fo:font-size="9pt" style:font-size-asian="9pt" style:font-name-complex="StarSymbol1" style:font-size-complex="9pt"/>
    </style:style>
    <style:style style:name="WW8Num5z0" style:family="text">
      <style:text-properties style:font-name="Wingdings"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5z2" style:family="text">
      <style:text-properties style:font-name="StarSymbol" fo:font-size="9pt" style:font-size-asian="9pt" style:font-name-complex="StarSymbol1" style:font-size-complex="9pt"/>
    </style:style>
    <style:style style:name="WW8Num6z0" style:family="text">
      <style:text-properties style:font-name="Wingdings"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6z2" style:family="text">
      <style:text-properties style:font-name="StarSymbol" fo:font-size="9pt" style:font-size-asian="9pt" style:font-name-complex="StarSymbol1" style:font-size-complex="9pt"/>
    </style:style>
    <style:style style:name="WW8Num7z0" style:family="text">
      <style:text-properties style:font-name="Wingdings"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7z2" style:family="text">
      <style:text-properties style:font-name="StarSymbol" fo:font-size="9pt" style:font-size-asian="9pt" style:font-name-complex="StarSymbol1" style:font-size-complex="9pt"/>
    </style:style>
    <style:style style:name="WW8Num8z0" style:family="text">
      <style:text-properties style:font-name="Wingdings"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8z2" style:family="text">
      <style:text-properties style:font-name="StarSymbol" fo:font-size="9pt" style:font-size-asian="9pt" style:font-name-complex="StarSymbol1" style:font-size-complex="9pt"/>
    </style:style>
    <style:style style:name="WW8Num9z0" style:family="text">
      <style:text-properties style:font-name="Wingdings"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9z2" style:family="text">
      <style:text-properties style:font-name="StarSymbol" fo:font-size="9pt" style:font-size-asian="9pt" style:font-name-complex="StarSymbol1" style:font-size-complex="9pt"/>
    </style:style>
    <style:style style:name="Absatz-Standardschriftart" style:family="text"/>
    <style:style style:name="WW-Absatz-Standardschriftart" style:family="text"/>
    <style:style style:name="WW8Num10z0" style:family="text">
      <style:text-properties style:font-name="Wingdings"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WW8Num10z2" style:family="text">
      <style:text-properties style:font-name="StarSymbol" fo:font-size="9pt" style:font-size-asian="9pt" style:font-name-complex="StarSymbol1" style:font-size-complex="9pt"/>
    </style:style>
    <style:style style:name="WW-Absatz-Standardschriftart1"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
        <style:list-level-properties text:space-before="0.5in" text:min-label-width="0.25in"/>
        <style:text-properties style:font-name="Wingdings 2"/>
      </text:list-level-style-bullet>
      <text:list-level-style-bullet text:level="3" text:style-name="WW8Num1z2" style:num-suffix="." text:bullet-char="■">
        <style:list-level-properties text:space-before="0.75in" text:min-label-width="0.25in"/>
        <style:text-properties style:font-name="StarSymbol"/>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1" style:num-suffix="." text:bullet-char="">
        <style:list-level-properties text:space-before="1.25in" text:min-label-width="0.25in"/>
        <style:text-properties style:font-name="Wingdings 2"/>
      </text:list-level-style-bullet>
      <text:list-level-style-bullet text:level="6" text:style-name="WW8Num1z2" style:num-suffix="." text:bullet-char="■">
        <style:list-level-properties text:space-before="1.5in" text:min-label-width="0.25in"/>
        <style:text-properties style:font-name="StarSymbol"/>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1" style:num-suffix="." text:bullet-char="">
        <style:list-level-properties text:space-before="2in" text:min-label-width="0.25in"/>
        <style:text-properties style:font-name="Wingdings 2"/>
      </text:list-level-style-bullet>
      <text:list-level-style-bullet text:level="9" text:style-name="WW8Num1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Wingdings"/>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Wingdings"/>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2"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Wingdings"/>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2"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Wingdings"/>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
        <style:list-level-properties text:space-before="0.5in" text:min-label-width="0.25in"/>
        <style:text-properties style:font-name="Wingdings 2"/>
      </text:list-level-style-bullet>
      <text:list-level-style-bullet text:level="3" text:style-name="WW8Num5z2" style:num-suffix="." text:bullet-char="■">
        <style:list-level-properties text:space-before="0.75in" text:min-label-width="0.25in"/>
        <style:text-properties style:font-name="StarSymbol"/>
      </text:list-level-style-bullet>
      <text:list-level-style-bullet text:level="4" text:style-name="WW8Num5z0" style:num-suffix="." text:bullet-char="">
        <style:list-level-properties text:space-before="1in" text:min-label-width="0.25in"/>
        <style:text-properties style:font-name="Wingdings"/>
      </text:list-level-style-bullet>
      <text:list-level-style-bullet text:level="5" text:style-name="WW8Num5z1" style:num-suffix="." text:bullet-char="">
        <style:list-level-properties text:space-before="1.25in" text:min-label-width="0.25in"/>
        <style:text-properties style:font-name="Wingdings 2"/>
      </text:list-level-style-bullet>
      <text:list-level-style-bullet text:level="6" text:style-name="WW8Num5z2" style:num-suffix="." text:bullet-char="■">
        <style:list-level-properties text:space-before="1.5in" text:min-label-width="0.25in"/>
        <style:text-properties style:font-name="StarSymbol"/>
      </text:list-level-style-bullet>
      <text:list-level-style-bullet text:level="7" text:style-name="WW8Num5z0" style:num-suffix="." text:bullet-char="">
        <style:list-level-properties text:space-before="1.75in" text:min-label-width="0.25in"/>
        <style:text-properties style:font-name="Wingdings"/>
      </text:list-level-style-bullet>
      <text:list-level-style-bullet text:level="8" text:style-name="WW8Num5z1" style:num-suffix="." text:bullet-char="">
        <style:list-level-properties text:space-before="2in" text:min-label-width="0.25in"/>
        <style:text-properties style:font-name="Wingdings 2"/>
      </text:list-level-style-bullet>
      <text:list-level-style-bullet text:level="9" text:style-name="WW8Num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
      </text:list-level-style-bullet>
      <text:list-level-style-bullet text:level="4" text:style-name="WW8Num6z0" style:num-suffix="." text:bullet-char="">
        <style:list-level-properties text:space-before="1in" text:min-label-width="0.25in"/>
        <style:text-properties style:font-name="Wingdings"/>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
      </text:list-level-style-bullet>
      <text:list-level-style-bullet text:level="7" text:style-name="WW8Num6z0" style:num-suffix="." text:bullet-char="">
        <style:list-level-properties text:space-before="1.75in" text:min-label-width="0.25in"/>
        <style:text-properties style:font-name="Wingdings"/>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
        <style:list-level-properties text:space-before="0.5in" text:min-label-width="0.25in"/>
        <style:text-properties style:font-name="Wingdings 2"/>
      </text:list-level-style-bullet>
      <text:list-level-style-bullet text:level="3" text:style-name="WW8Num7z2" style:num-suffix="." text:bullet-char="■">
        <style:list-level-properties text:space-before="0.75in" text:min-label-width="0.25in"/>
        <style:text-properties style:font-name="StarSymbol"/>
      </text:list-level-style-bullet>
      <text:list-level-style-bullet text:level="4" text:style-name="WW8Num7z0" style:num-suffix="." text:bullet-char="">
        <style:list-level-properties text:space-before="1in" text:min-label-width="0.25in"/>
        <style:text-properties style:font-name="Wingdings"/>
      </text:list-level-style-bullet>
      <text:list-level-style-bullet text:level="5" text:style-name="WW8Num7z1" style:num-suffix="." text:bullet-char="">
        <style:list-level-properties text:space-before="1.25in" text:min-label-width="0.25in"/>
        <style:text-properties style:font-name="Wingdings 2"/>
      </text:list-level-style-bullet>
      <text:list-level-style-bullet text:level="6" text:style-name="WW8Num7z2" style:num-suffix="." text:bullet-char="■">
        <style:list-level-properties text:space-before="1.5in" text:min-label-width="0.25in"/>
        <style:text-properties style:font-name="StarSymbol"/>
      </text:list-level-style-bullet>
      <text:list-level-style-bullet text:level="7" text:style-name="WW8Num7z0" style:num-suffix="." text:bullet-char="">
        <style:list-level-properties text:space-before="1.75in" text:min-label-width="0.25in"/>
        <style:text-properties style:font-name="Wingdings"/>
      </text:list-level-style-bullet>
      <text:list-level-style-bullet text:level="8" text:style-name="WW8Num7z1" style:num-suffix="." text:bullet-char="">
        <style:list-level-properties text:space-before="2in" text:min-label-width="0.25in"/>
        <style:text-properties style:font-name="Wingdings 2"/>
      </text:list-level-style-bullet>
      <text:list-level-style-bullet text:level="9" text:style-name="WW8Num7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
      </text:list-level-style-bullet>
      <text:list-level-style-bullet text:level="4" text:style-name="WW8Num8z0"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
      </text:list-level-style-bullet>
      <text:list-level-style-bullet text:level="7" text:style-name="WW8Num8z0"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
        <style:list-level-properties text:space-before="0.5in" text:min-label-width="0.25in"/>
        <style:text-properties style:font-name="Wingdings 2"/>
      </text:list-level-style-bullet>
      <text:list-level-style-bullet text:level="3" text:style-name="WW8Num9z2" style:num-suffix="." text:bullet-char="■">
        <style:list-level-properties text:space-before="0.75in" text:min-label-width="0.25in"/>
        <style:text-properties style:font-name="StarSymbol"/>
      </text:list-level-style-bullet>
      <text:list-level-style-bullet text:level="4" text:style-name="WW8Num9z0" style:num-suffix="." text:bullet-char="">
        <style:list-level-properties text:space-before="1in" text:min-label-width="0.25in"/>
        <style:text-properties style:font-name="Wingdings"/>
      </text:list-level-style-bullet>
      <text:list-level-style-bullet text:level="5" text:style-name="WW8Num9z1"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
      </text:list-level-style-bullet>
      <text:list-level-style-bullet text:level="7" text:style-name="WW8Num9z0" style:num-suffix="." text:bullet-char="">
        <style:list-level-properties text:space-before="1.75in" text:min-label-width="0.25in"/>
        <style:text-properties style:font-name="Wingdings"/>
      </text:list-level-style-bullet>
      <text:list-level-style-bullet text:level="8" text:style-name="WW8Num9z1"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text-properties style:use-window-font-color="true" style:font-name="Arial" fo:font-size="14pt" fo:language="en" fo:country="US" fo:font-weight="bold" style:font-name-asian="Lucida Sans Unicode" style:font-size-asian="14pt" style:language-asian="en" style:country-asian="US" style:font-weight-asian="bold" style:font-name-complex="Tahoma1" style:font-size-complex="14pt" style:language-complex="en" style:country-complex="US" style:font-weight-complex="bold"/>
    </style:style>
    <style:style style:name="P2" style:family="paragraph" style:parent-style-name="Standard">
      <style:text-properties style:use-window-font-color="true" style:font-name="Arial" fo:font-size="10pt" fo:language="en" fo:country="US" style:font-name-asian="Lucida Sans Unicode" style:font-size-asian="10pt" style:language-asian="en" style:country-asian="US" style:font-name-complex="Tahoma1" style:font-size-complex="10pt" style:language-complex="en" style:country-complex="US"/>
    </style:style>
    <style:style style:name="P3" style:family="paragraph" style:parent-style-name="Footer">
      <style:paragraph-properties fo:text-align="end" style:justify-single-word="false"/>
      <style:text-properties style:font-name="Mukti Narrow" fo:font-size="9pt" style:font-size-asian="9pt" style:font-size-complex="9pt"/>
    </style:style>
    <style:style style:name="T1" style:family="text">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T2" style:family="text">
      <style:text-properties style:font-name="Arial" fo:font-size="10pt" style:text-underline-style="none"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236in" fo:margin-bottom="0.6846in" style:dynamic-spacing="true"/>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Adam Thompson </text:p>
        <text:p text:style-name="P2">(831) 212 – 8397<text:tab/><text:tab/><text:tab/><text:tab/>439 Grant St.</text:p>
        <text:p text:style-name="Standard"><text:a xlink:type="simple" xlink:href="mailto:ado@ucsc.edu"><text:span text:style-name="Internet_20_link"><text:span text:style-name="T1">ado@ucsc.edu</text:span></text:span></text:a><text:a xlink:type="simple" xlink:href="mailto:adam@infoactivist.net"><text:span text:style-name="Internet_20_link"><text:span text:style-name="T1"> <text:tab/></text:span></text:span></text:a><text:span text:style-name="T2"><text:tab/></text:span><text:span text:style-name="T3"><text:tab/><text:tab/><text:tab/>Santa Cruz, CA 95060</text:span></text:p>
      </style:header>
      <style:footer>
        <text:p text:style-name="P3">Last updated: <text:date style:data-style-name="N37" text:date-value="2008-06-11T15:45:06.99" text:fixed="true">06/11/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GIIP CGIRS</meta:initial-creator>
    <meta:creation-date>2006-01-01T21:28:18</meta:creation-date>
    <dc:creator>adam</dc:creator>
    <dc:date>2008-06-11T15:50:36</dc:date>
    <meta:printed-by>adam</meta:printed-by>
    <meta:print-date>2008-06-11T15:45:16</meta:print-date>
    <meta:editing-cycles>66</meta:editing-cycles>
    <meta:editing-duration>PT2H58M48S</meta:editing-duration>
    <meta:user-defined meta:name="Info 1"/>
    <meta:user-defined meta:name="Info 2"/>
    <meta:user-defined meta:name="Info 3"/>
    <meta:user-defined meta:name="Info 4"/>
    <meta:document-statistic meta:table-count="0" meta:image-count="0" meta:object-count="0" meta:page-count="2" meta:paragraph-count="70" meta:word-count="757" meta:character-count="5523"/>
  </office:meta>
</office:document-meta>
</file>